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Typewriter" svg:font-family="'Lucida Sans Typewriter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mybody" style:master-page-name="">
      <style:paragraph-properties fo:margin-left="0cm" fo:margin-right="0cm" fo:margin-top="0.101cm" fo:margin-bottom="0.101cm" fo:text-align="start" style:justify-single-word="false" fo:text-indent="0cm" style:auto-text-indent="false"/>
    </style:style>
    <style:style style:name="P3" style:family="paragraph" style:parent-style-name="mybody">
      <style:paragraph-properties fo:margin-left="0cm" fo:margin-right="0cm" fo:margin-top="0.101cm" fo:margin-bottom="0.101cm" fo:text-align="start" style:justify-single-word="false" fo:text-indent="0cm" style:auto-text-indent="false"/>
      <style:text-properties style:font-name="Lucida Sans Typewriter" fo:font-size="9pt" style:font-size-asian="9pt" style:font-size-complex="9pt"/>
    </style:style>
    <style:style style:name="T1" style:family="text">
      <style:text-properties style:font-name="Lucida Sans Typewriter" fo:font-size="9pt" style:font-size-asian="9pt" style:font-size-complex="9pt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ytitle">Samba adaptor for JavaGAT</text:p>
      <text:p text:style-name="myauthor">Balazs Bokodi</text:p>
      <text:p text:style-name="myauthor">Date: 25/02/2007</text:p>
      <text:h text:style-name="P1" text:outline-level="1">Introduction</text:h>
      <text:p text:style-name="mybody">JavaGAT is a flexible API to access Grid services. My task was write a file adaptor for JavaGAT and a test suit for it. These file adaptor made working these JavaGAT classes for Samba: File, FileOutputStream, FileInputStream, RandomAccessFile. The purpose of this job is to know the JavaGAT API and its adaptor system. For this exercise I chose writing a Samba adaptor for it.</text:p>
      <text:p text:style-name="mybody">I got my own branch of the JavaGAT. The svn is used to access the source code of the branch. The location of my branch is this: <text:a xlink:type="simple" xlink:href="https://gforge.cs.vu.nl/svn/javagat/branches/Balazs">https://gforge.cs.vu.nl/svn/javagat/branches/Balazs</text:a> .</text:p>
      <text:h text:style-name="Heading_20_1" text:outline-level="1">External library</text:h>
      <text:p text:style-name="mybody">I used the following java library to access the Samba services: jcifs. It is known also as JCIFS SMB client library. This is a opensource java library with LGPL license. This library is one jar file, named jcifs-1.2.13.jar. I put this file to the external directory both of the adaptors and tests directories. This file is used by Samba adaptor and some of my test programs used it also.</text:p>
      <text:p text:style-name="mybody">The jcifs SMB client library is according to the java uses simila NtlmPasswordAuthentication auth = <text:s/></text:p>
      <text:p text:style-name="mybody"><text:s text:c="12"/>new NtlmPasswordAuthentication( host, user, password );r classes, that can be found in java. <text:s text:c="2"/>Classes are related to the file adaptor : SmbFile, SmbFileInputStream, SmbFileOutputStream, SmbRandomAccessFile.</text:p>
      <text:h text:style-name="Heading_20_1" text:outline-level="1">File adaptor</text:h>
      <text:p text:style-name="mybody">I placed the source code in the adaptors/src/org/gridlap/gat/io/cpi/smb directory. Every java files begin with the Smb initial. This files are: SmbFileAdaptor.java, SmbFileInputStreamAdaptor.java, SmbFileOutputStreamAdaptor.java, SmbRandomAccessFileAdaptor.java. I collected these files into the org.gridlab.gat.io.cpi.smb package. </text:p>
      <text:p text:style-name="mybody">The files are mostly wrappers above the classes of the jcifs SMB client library. There is a few thing that I added, example if there is a given security context, with username and password, the wrappers are able to use it.</text:p>
      <text:h text:style-name="Heading_20_1" text:outline-level="1">Building environment</text:h>
      <text:p text:style-name="mybody">The JavaGAT library use the ant software to build the binaries. I edited the build.xml in the adaptors directory. For the adaptors/build.xml I added this:</text:p>
      <text:p text:style-name="P2"><text:span text:style-name="T1">&lt;jar jarfile="${lib}/SmbAdaptor.jar" basedir="${tmp}" includes="**/smb/Smb*.class"&gt;</text:span></text:p>
      <text:p text:style-name="P3"><text:s text:c="3"/>&lt;manifest&gt;</text:p>
      <text:p text:style-name="P3"><text:s text:c="6"/>&lt;attribute name="FileInputStreamCpi-class"</text:p>
      <text:p text:style-name="P3"><text:s text:c="7"/>value="org.gridlab.gat.io.cpi.smb.SmbFileInputStreamAdaptor" /&gt;</text:p>
      <text:p text:style-name="P3"><text:s text:c="6"/>&lt;attribute name="FileOutputStreamCpi-class"</text:p>
      <text:p text:style-name="P3"><text:s text:c="7"/>value="org.gridlab.gat.io.cpi.smb.SmbFileOutputStreamAdaptor" /&gt;</text:p>
      <text:p text:style-name="P3"><text:s text:c="6"/>&lt;attribute name="FileCpi-class" value="org.gridlab.gat.io.cpi.smb.SmbFileAdaptor" /&gt;</text:p>
      <text:p text:style-name="P3"><text:s text:c="6"/>&lt;attribute name="RandomAccessFileCpi-class"</text:p>
      <text:p text:style-name="P3"><text:s text:c="7"/>value="org.gridlab.gat.io.cpi.smb.SmbRandomAccessFileAdaptor" /&gt;</text:p>
      <text:p text:style-name="P3"><text:s text:c="3"/>&lt;/manifest&gt;</text:p>
      <text:p text:style-name="mycode">&lt;/jar&gt;</text:p>
      <text:p text:style-name="mybody">This code creates a jar file, named SmbAdaptor.jar, and place it in the adaptor/lib directory. The classes begins with Smb are put into this archive. The manifest records are used by the JavaGAT engine. The name – value pairs identifies the type of the the classes (The types are now: FileCpi-class, RandomAccessFileCpi-class, FileOutputStreamCpi-class, FileInputStreamCpi-class).</text:p>
      <text:h text:style-name="Heading_20_1" text:outline-level="1">Tests</text:h>
      <text:p text:style-name="mybody">I created some small programs to test the Samba adaptor. These files are placed in the test/myprobe directory. Files and their functions:</text:p>
      <text:p text:style-name="mybody">SmbFile.java: it can test JavaGAT File object for these operations: list, listFiles, exists, isDirectory, length, mkdir, mkdirs, delete, canRead, canWrite, createNewFile, isFile, isHidden, lastModified.</text:p>
      <text:p text:style-name="mycode">Usage: command location [username password]</text:p>
      <text:p text:style-name="mycode">command: list, listFiles, exists, isDirectory, length, mkdir, mkdirs, delete, canRead, canWrite, createNewFile, isFile, isHidden, lastModified</text:p>
      <text:p text:style-name="mybody">SmbRAFile.java: it is for testing RandomAccessFile object. It do some read and write from the given file.</text:p>
      <text:p text:style-name="mycode">Usage: location [username password]</text:p>
      <text:p text:style-name="mybody">SmbInputStream.java, SmbOutputStream.java: these programs do some simple read/write from the given file.</text:p>
      <text:p text:style-name="mycode">Usage: location [username password]</text:p>
      <text:h text:style-name="Heading_20_1" text:outline-level="1">Measurements</text:h>
      <text:p text:style-name="mybody">The performance of the adaptor is measured against the ..... Fo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Typewriter" svg:font-family="'Lucida Sans Typewriter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mytitle" style:family="paragraph" style:parent-style-name="Standard" style:class="text">
      <style:paragraph-properties fo:margin-top="8.999cm" fo:margin-bottom="3cm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myauthor" style:family="paragraph" style:parent-style-name="Standard" style:class="text">
      <style:paragraph-properties fo:line-height="150%" fo:text-align="center" style:justify-single-word="false"/>
    </style:style>
    <style:style style:name="mybody" style:family="paragraph" style:parent-style-name="Standard" style:class="text">
      <style:paragraph-properties fo:margin-left="0cm" fo:margin-right="0cm" fo:margin-top="0.3cm" fo:margin-bottom="0.3cm" fo:text-align="justify" style:justify-single-word="false" fo:text-indent="1cm" style:auto-text-indent="false"/>
    </style:style>
    <style:style style:name="mycode" style:family="paragraph" style:parent-style-name="mybody" style:class="text">
      <style:paragraph-properties fo:margin-left="0cm" fo:margin-right="0cm" fo:margin-top="0.101cm" fo:margin-bottom="0.101cm" fo:text-align="start" style:justify-single-word="false" fo:text-indent="0cm" style:auto-text-indent="false"/>
      <style:text-properties style:font-name="Lucida Sans Typewriter" fo:font-size="9pt" style:font-size-asian="9pt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2-25T23:36:07</meta:creation-date>
    <dc:date>2007-02-26T01:45:02</dc:date>
    <dc:language>en-US</dc:language>
    <meta:editing-cycles>3</meta:editing-cycles>
    <meta:editing-duration>PT18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38" meta:word-count="564" meta:character-count="4117"/>
  </office:meta>
</office:document-meta>
</file>